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74cm"/>
    </style:style>
    <style:style style:name="co3" style:family="table-column">
      <style:table-column-properties fo:break-before="auto" style:column-width="2.766cm"/>
    </style:style>
    <style:style style:name="co4" style:family="table-column">
      <style:table-column-properties fo:break-before="auto" style:column-width="2.7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5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shapes>
          <draw:rect draw:z-index="4" draw:style-name="gr1" draw:text-style-name="P1" svg:width="16.016cm" svg:height="2.992cm" svg:x="0.673cm" svg:y="10.291cm">
            <text:p text:style-name="P1">En cada una de las celdas Fnac2, Fnac3, Fnac4 y Comparar hay un comentario insertado </text:p>
            <text:p text:style-name="P1">en el que se indica la tarea a realizar</text:p>
          </draw:rect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1</text:p>
          </table:table-cell>
          <table:table-cell table:style-name="ce1" office:value-type="string" calcext:value-type="string">
            <office:annotation office:display="true" draw:style-name="gr2" draw:text-style-name="P2" svg:width="4.234cm" svg:height="1.386cm" svg:x="2.019cm" svg:y="0.583cm" draw:caption-point-x="4.56cm" draw:caption-point-y="-0.573cm">
              <dc:creator>DFY</dc:creator>
              <dc:date>2015-09-28T00:00:00</dc:date>
              <text:p text:style-name="P2"><text:span text:style-name="T1">Copia las fechas de la columna C en la columnas D, E y F.</text:span></text:p>
            </office:annotation>
            <text:p>Fnac</text:p>
          </table:table-cell>
          <table:table-cell table:style-name="ce1" office:value-type="string" calcext:value-type="string">
            <office:annotation draw:style-name="gr3" draw:text-style-name="P2" svg:width="6.38cm" svg:height="1.781cm" svg:x="9.809cm" svg:y="0cm" draw:caption-point-x="-0.464cm" draw:caption-point-y="0.01cm">
              <dc:creator>DFY</dc:creator>
              <dc:date>2015-09-28T00:00:00</dc:date>
              <text:p text:style-name="P2"><text:span text:style-name="T1">Aplica a esta columna el formato de fecha adecuado para que se vea como por ejemplo: mié 10/mar 71</text:span></text:p>
              <text:p text:style-name="P2"><text:span text:style-name="T1"/></text:p>
            </office:annotation>
            <text:p>Fnac2</text:p>
          </table:table-cell>
          <table:table-cell table:style-name="ce1" office:value-type="string" calcext:value-type="string">
            <office:annotation draw:style-name="gr4" draw:text-style-name="P2" svg:width="6.003cm" svg:height="1.386cm" svg:x="11.888cm" svg:y="0cm" draw:caption-point-x="-0.285cm" draw:caption-point-y="0.01cm">
              <dc:creator>DFY</dc:creator>
              <dc:date>2015-09-28T00:00:00</dc:date>
              <text:p text:style-name="P2"><text:span text:style-name="T1">Aplica el formato de fecha adecuado para que solo muestre el trimestre al que pertenece la fecha. Ej: T1, T3...</text:span></text:p>
            </office:annotation>
            <text:p>Fnac3</text:p>
          </table:table-cell>
          <table:table-cell table:style-name="ce1" office:value-type="string" calcext:value-type="string">
            <office:annotation draw:style-name="gr5" draw:text-style-name="P2" svg:width="4.576cm" svg:height="2.571cm" svg:x="14.146cm" svg:y="0cm" draw:caption-point-x="-0.285cm" draw:caption-point-y="0.01cm">
              <dc:creator>DFY</dc:creator>
              <dc:date>2015-09-28T00:00:00</dc:date>
              <text:p text:style-name="P2"><text:span text:style-name="T1">Aplica el formato de fecha adecuado para que se muestre el número de semana de la siguiente manera: Semana 3, Semana 12...</text:span></text:p>
            </office:annotation>
            <text:p>Fnac4</text:p>
          </table:table-cell>
          <table:table-cell table:style-name="ce1" office:value-type="string" calcext:value-type="string">
            <office:annotation draw:style-name="gr5" draw:text-style-name="P2" svg:width="5.807cm" svg:height="2.571cm" svg:x="16.404cm" svg:y="0cm" draw:caption-point-x="0.163cm" draw:caption-point-y="0.01cm">
              <dc:creator>DFY</dc:creator>
              <dc:date>2015-09-28T00:00:00</dc:date>
              <text:p text:style-name="P2"><text:span text:style-name="T1">En esta columna compara el valor de las celdas de la columna C y de la columna F, por ejemplo. </text:span></text:p>
              <text:p text:style-name="P2"><text:span text:style-name="T1">Verás que el valor de las celdas es el mismo pues lo único que ha cambiado es el formato.</text:span></text:p>
            </office:annotation>
            <text:p>Comparar</text:p>
          </table:table-cell>
        </table:table-row>
        <table:table-row table:style-name="ro1">
          <table:table-cell office:value-type="string" calcext:value-type="string">
            <text:p>Franco</text:p>
          </table:table-cell>
          <table:table-cell office:value-type="string" calcext:value-type="string">
            <text:p>López</text:p>
          </table:table-cell>
          <table:table-cell office:value-type="date" office:date-value="1971-03-10" calcext:value-type="date">
            <text:p>10/03/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gorio</text:p>
          </table:table-cell>
          <table:table-cell office:value-type="string" calcext:value-type="string">
            <text:p>Gómez</text:p>
          </table:table-cell>
          <table:table-cell office:value-type="date" office:date-value="1958-07-06" calcext:value-type="date">
            <text:p>06/07/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úl</text:p>
          </table:table-cell>
          <table:table-cell office:value-type="string" calcext:value-type="string">
            <text:p>Pérez</text:p>
          </table:table-cell>
          <table:table-cell office:value-type="date" office:date-value="1941-07-13" calcext:value-type="date">
            <text:p>13/07/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ín</text:p>
          </table:table-cell>
          <table:table-cell office:value-type="date" office:date-value="1940-12-05" calcext:value-type="date">
            <text:p>05/12/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estina</text:p>
          </table:table-cell>
          <table:table-cell office:value-type="string" calcext:value-type="string">
            <text:p>Fernández</text:p>
          </table:table-cell>
          <table:table-cell office:value-type="date" office:date-value="1977-07-20" calcext:value-type="date">
            <text:p>20/07/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onso</text:p>
          </table:table-cell>
          <table:table-cell office:value-type="string" calcext:value-type="string">
            <text:p>Gómez</text:p>
          </table:table-cell>
          <table:table-cell office:value-type="date" office:date-value="1980-03-10" calcext:value-type="date">
            <text:p>10/03/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ila</text:p>
          </table:table-cell>
          <table:table-cell office:value-type="string" calcext:value-type="string">
            <text:p>Sánchez</text:p>
          </table:table-cell>
          <table:table-cell office:value-type="date" office:date-value="1981-06-06" calcext:value-type="date">
            <text:p>06/06/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ga</text:p>
          </table:table-cell>
          <table:table-cell office:value-type="string" calcext:value-type="string">
            <text:p>Martínez</text:p>
          </table:table-cell>
          <table:table-cell office:value-type="date" office:date-value="1964-10-16" calcext:value-type="date">
            <text:p>16/10/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biola</text:p>
          </table:table-cell>
          <table:table-cell office:value-type="string" calcext:value-type="string">
            <text:p>Sánchez</text:p>
          </table:table-cell>
          <table:table-cell office:value-type="date" office:date-value="1981-04-13" calcext:value-type="date">
            <text:p>13/04/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lores</text:p>
          </table:table-cell>
          <table:table-cell office:value-type="string" calcext:value-type="string">
            <text:p>García</text:p>
          </table:table-cell>
          <table:table-cell office:value-type="date" office:date-value="1992-01-30" calcext:value-type="date">
            <text:p>30/01/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rio</text:p>
          </table:table-cell>
          <table:table-cell office:value-type="string" calcext:value-type="string">
            <text:p>Rodríguez</text:p>
          </table:table-cell>
          <table:table-cell office:value-type="date" office:date-value="1984-05-18" calcext:value-type="date">
            <text:p>18/05/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atan</text:p>
          </table:table-cell>
          <table:table-cell office:value-type="string" calcext:value-type="string">
            <text:p>Jiménez</text:p>
          </table:table-cell>
          <table:table-cell office:value-type="date" office:date-value="1972-06-15" calcext:value-type="date">
            <text:p>15/06/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ydee</text:p>
          </table:table-cell>
          <table:table-cell office:value-type="string" calcext:value-type="string">
            <text:p>Hernández</text:p>
          </table:table-cell>
          <table:table-cell office:value-type="date" office:date-value="1967-08-26" calcext:value-type="date">
            <text:p>26/08/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meo</text:p>
          </table:table-cell>
          <table:table-cell office:value-type="string" calcext:value-type="string">
            <text:p>Sánchez</text:p>
          </table:table-cell>
          <table:table-cell office:value-type="date" office:date-value="1942-03-21" calcext:value-type="date">
            <text:p>21/03/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elardo</text:p>
          </table:table-cell>
          <table:table-cell office:value-type="string" calcext:value-type="string">
            <text:p>Ruiz</text:p>
          </table:table-cell>
          <table:table-cell office:value-type="date" office:date-value="1967-03-31" calcext:value-type="date">
            <text:p>31/03/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go</text:p>
          </table:table-cell>
          <table:table-cell office:value-type="string" calcext:value-type="string">
            <text:p>López</text:p>
          </table:table-cell>
          <table:table-cell office:value-type="date" office:date-value="1959-11-18" calcext:value-type="date">
            <text:p>18/11/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meralda</text:p>
          </table:table-cell>
          <table:table-cell office:value-type="string" calcext:value-type="string">
            <text:p>González</text:p>
          </table:table-cell>
          <table:table-cell office:value-type="date" office:date-value="1951-08-03" calcext:value-type="date">
            <text:p>03/08/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López</text:p>
          </table:table-cell>
          <table:table-cell office:value-type="date" office:date-value="1976-11-18" calcext:value-type="date">
            <text:p>18/11/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men</text:p>
          </table:table-cell>
          <table:table-cell office:value-type="string" calcext:value-type="string">
            <text:p>Álvarez</text:p>
          </table:table-cell>
          <table:table-cell office:value-type="date" office:date-value="1972-07-09" calcext:value-type="date">
            <text:p>09/07/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ina</text:p>
          </table:table-cell>
          <table:table-cell office:value-type="string" calcext:value-type="string">
            <text:p>Díez</text:p>
          </table:table-cell>
          <table:table-cell office:value-type="date" office:date-value="1980-03-17" calcext:value-type="date">
            <text:p>17/03/8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date-style style:name="N105">
      <number:quarter number:style="long"/>
    </number:date-style>
    <number:date-style style:name="N106">
      <number:quarter/>
    </number:date-style>
    <number:date-style style:name="N107">
      <number:text>Semana </number:text>
      <number:week-of-year/>
    </number:date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13" number:min-integer-digits="1"/>
    </number:number-style>
    <number:number-style style:name="N119">
      <number:number number:decimal-places="1" number:min-integer-digits="1"/>
    </number:number-style>
    <number:number-style style:name="N122P0" style:volatile="true">
      <style:text-properties fo:color="#0000ff"/>
      <number:number number:decimal-places="1" number:min-integer-digits="1"/>
      <number:text>”°”</number:text>
    </number:number-style>
    <number:number-style style:name="N122P1" style:volatile="true">
      <style:text-properties fo:color="#000000"/>
      <number:number number:decimal-places="1" number:min-integer-digits="1"/>
      <number:text>”°”</number:text>
    </number:number-style>
    <number:number-style style:name="N122">
      <style:text-properties fo:color="#ff0000"/>
      <number:number number:decimal-places="1" number:min-integer-digits="1"/>
      <number:text>”°”</number:text>
      <style:map style:condition="value()&lt;0" style:apply-style-name="N122P0"/>
      <style:map style:condition="value()&lt;=30" style:apply-style-name="N122P1"/>
    </number:number-style>
    <number:number-style style:name="N125P0" style:volatile="true">
      <style:text-properties fo:color="#0000ff"/>
      <number:number number:decimal-places="1" number:min-integer-digits="1"/>
      <number:text>°</number:text>
    </number:number-style>
    <number:number-style style:name="N125P1" style:volatile="true">
      <style:text-properties fo:color="#000000"/>
      <number:number number:decimal-places="1" number:min-integer-digits="1"/>
      <number:text>°</number:text>
    </number:number-style>
    <number:number-style style:name="N125">
      <style:text-properties fo:color="#ff0000"/>
      <number:number number:decimal-places="1" number:min-integer-digits="1"/>
      <number:text> °</number:text>
      <style:map style:condition="value()&lt;0" style:apply-style-name="N125P0"/>
      <style:map style:condition="value()&lt;=30" style:apply-style-name="N125P1"/>
    </number:number-style>
    <number:time-style style:name="N126" number:truncate-on-overflow="false">
      <number:minutes/>
      <number:text> min.</number:text>
    </number:time-style>
    <number:time-style style:name="N127" number:truncate-on-overflow="false">
      <number:seconds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23:56:58.73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Fernández Yebra</meta:initial-creator>
    <meta:creation-date>2015-09-28T07:25:07.111000000</meta:creation-date>
    <dc:date>2017-06-29T00:00:32.523000000</dc:date>
    <meta:editing-duration>P0D</meta:editing-duration>
    <meta:editing-cycles>2</meta:editing-cycles>
    <meta:generator>LibreOffice/4.2.4.2$Windows_x86 LibreOffice_project/63150712c6d317d27ce2db16eb94c2f3d7b699f8</meta:generator>
    <meta:document-statistic meta:table-count="1" meta:cell-count="67" meta:object-count="1"/>
  </office:meta>
</office:document-meta>
</file>